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edBeanCreatorFactory.createDerivedBeanCre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BeanCreatorFactory.createIDREFBeanCre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BeanCreatorFactory.newInstance( Class theClass , Log lo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hainedBeanCreatorFactory.create( ElementMapping element , ReadContext context , BeanCreationChain chain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ChainedBeanCreatorFactory.create( ElementMapping elementMapping , ReadContext context , BeanCreationChain chai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hainedBeanCreatorFactory.createElementTypeBeanCre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